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2E7000001E2815D46DA096D1C9D.png" manifest:media-type="image/png"/>
  <manifest:file-entry manifest:full-path="Pictures/100000010000028E0000014879EC0BBE8B628CDC.png" manifest:media-type="image/png"/>
  <manifest:file-entry manifest:full-path="Pictures/1000000100000234000001CA596CA849B5C37713.png" manifest:media-type="image/png"/>
  <manifest:file-entry manifest:full-path="Pictures/10000001000000DD00000068EB8A5D5D6BFC479F.png" manifest:media-type="image/png"/>
  <manifest:file-entry manifest:full-path="Pictures/10000001000001740000004A0BC25884C00D4101.png" manifest:media-type="image/png"/>
  <manifest:file-entry manifest:full-path="Pictures/10000001000001460000002CC2DA5081DC018BEC.png" manifest:media-type="image/png"/>
  <manifest:file-entry manifest:full-path="Pictures/10000001000000F00000010ACAFC649630717372.png" manifest:media-type="image/png"/>
  <manifest:file-entry manifest:full-path="Pictures/1000000000000CEC000009B1613EB8FB25183FC0.png" manifest:media-type="image/png"/>
  <manifest:file-entry manifest:full-path="Pictures/TablePreview1.svm" manifest:media-type=""/>
  <manifest:file-entry manifest:full-path="Pictures/10000001000003C4000000C4FFDD3A92180FFB06.png" manifest:media-type="image/png"/>
  <manifest:file-entry manifest:full-path="Pictures/100000010000009F000000FD60963BC90A541AAA.png" manifest:media-type="image/png"/>
  <manifest:file-entry manifest:full-path="Pictures/10000001000003A900000318E950477340CCA41F.png" manifest:media-type="image/png"/>
  <manifest:file-entry manifest:full-path="Pictures/10000001000000A4000000400A14DDD4D7F3E672.png" manifest:media-type="image/png"/>
  <manifest:file-entry manifest:full-path="Pictures/10000001000002CD00000083F35552380C2CC40E.png" manifest:media-type="image/png"/>
  <manifest:file-entry manifest:full-path="Pictures/10000001000003230000024905E8769680DFE521.png" manifest:media-type="image/png"/>
  <manifest:file-entry manifest:full-path="Pictures/100000010000035600000227345FA63D334F7E65.png" manifest:media-type="image/png"/>
  <manifest:file-entry manifest:full-path="Pictures/10000001000000BB0000005B8AE8FECB7E8D50E9.png" manifest:media-type="image/png"/>
  <manifest:file-entry manifest:full-path="Pictures/100000010000009B00000038434A93A2EC51C745.png" manifest:media-type="image/png"/>
  <manifest:file-entry manifest:full-path="Pictures/100000010000009E0000006A553F9266A0E858CE.png" manifest:media-type="image/png"/>
  <manifest:file-entry manifest:full-path="Pictures/100000010000032100000126083C2545AE0900BC.png" manifest:media-type="image/png"/>
  <manifest:file-entry manifest:full-path="Pictures/1000000100000053000000633E32DD54EF5C3D37.png" manifest:media-type="image/png"/>
  <manifest:file-entry manifest:full-path="Pictures/1000000100000050000000202F22F634463489B0.png" manifest:media-type="image/png"/>
  <manifest:file-entry manifest:full-path="Pictures/10000001000000F200000102D61B76EC9A0EF57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/>
    <style:font-face style:name="Droid Sans Mono1" svg:font-family="'Droid Sans Mono'" style:font-family-generic="swiss" style:font-pitch="fixed"/>
    <style:font-face style:name="Droid Sans Mono2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3caff" fo:min-height="3.55cm"/>
      <style:paragraph-properties style:writing-mode="lr-tb"/>
    </style:style>
    <style:style style:name="gr3" style:family="graphic" style:parent-style-name="standard">
      <style:graphic-properties draw:stroke="none" draw:fill="none" fo:min-height="1.234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653cm"/>
      <style:paragraph-properties style:writing-mode="lr-tb"/>
    </style:style>
    <style:style style:name="gr6" style:family="graphic" style:parent-style-name="standard">
      <style:graphic-properties draw:stroke="none" draw:fill="none" fo:min-height="0.412cm"/>
      <style:paragraph-properties style:writing-mode="lr-tb"/>
    </style:style>
    <style:style style:name="gr7" style:family="graphic" style:parent-style-name="standard">
      <style:graphic-properties draw:stroke="none" draw:fill="solid" draw:fill-color="#dde8cb" fo:min-height="4.617cm"/>
      <style:paragraph-properties style:writing-mode="lr-tb"/>
    </style:style>
    <style:style style:name="gr8" style:family="graphic" style:parent-style-name="standard">
      <style:graphic-properties draw:stroke="none" draw:fill="none" fo:min-height="2.609cm"/>
      <style:paragraph-properties style:writing-mode="lr-tb"/>
    </style:style>
    <style:style style:name="gr9" style:family="graphic" style:parent-style-name="standard">
      <style:graphic-properties draw:stroke="none" draw:fill="solid" draw:fill-color="#ffe994" fo:min-height="4.565cm"/>
      <style:paragraph-properties style:writing-mode="lr-tb"/>
    </style:style>
    <style:style style:name="gr10" style:family="graphic" style:parent-style-name="standard">
      <style:graphic-properties draw:stroke="none" draw:fill="none" fo:min-height="4.82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8.121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none" fo:min-height="1.15cm"/>
      <style:paragraph-properties style:writing-mode="lr-tb"/>
    </style:style>
    <style:style style:name="gr14" style:family="graphic" style:parent-style-name="standard">
      <style:graphic-properties draw:stroke="none" draw:fill="none" fo:min-height="0.582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1.737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7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9" style:family="graphic" style:parent-style-name="standard">
      <style:graphic-properties draw:stroke="none" draw:fill="none" fo:min-height="2.391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24" style:family="graphic" style:parent-style-name="standard">
      <style:graphic-properties draw:stroke="none" draw:fill="none" fo:min-height="0.332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26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ъект_20_без_20_заливки_20_и_20_линий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29" style:family="graphic" style:parent-style-name="standard">
      <style:graphic-properties draw:stroke="none" draw:fill="none" fo:min-height="0.331cm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31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fo:min-height="6.331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subtitle">
      <style:graphic-properties draw:fill="solid" draw:fill-color="#d0d0d0" draw:textarea-vertical-align="top" fo:min-height="11.227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pr14" style:family="presentation" style:parent-style-name="Inspiration-title" style:list-style-name="L1">
      <style:graphic-properties fo:min-height="1.102cm"/>
      <style:paragraph-properties style:writing-mode="lr-tb"/>
    </style:style>
    <style:style style:name="pr15" style:family="presentation" style:parent-style-name="Inspiration-title" style:list-style-name="L1">
      <style:graphic-properties fo:min-height="1.102cm"/>
      <style:paragraph-properties style:writing-mode="lr-tb"/>
    </style:style>
    <style:style style:name="pr16" style:family="presentation" style:parent-style-name="Inspiration-title" style:list-style-name="L1">
      <style:graphic-properties fo:min-height="1.102cm"/>
      <style:paragraph-properties style:writing-mode="lr-tb"/>
    </style:style>
    <style:style style:name="pr17" style:family="presentation" style:parent-style-name="Inspiration-title" style:list-style-name="L1">
      <style:graphic-properties fo:min-height="1.102cm"/>
      <style:paragraph-properties style:writing-mode="lr-tb"/>
    </style:style>
    <style:style style:name="pr18" style:family="presentation" style:parent-style-name="Inspiration-title" style:list-style-name="L1">
      <style:graphic-properties fo:min-height="1.102cm"/>
      <style:paragraph-properties style:writing-mode="lr-tb"/>
    </style:style>
    <style:style style:name="pr19" style:family="presentation" style:parent-style-name="Inspiration-title" style:list-style-name="L1">
      <style:graphic-properties fo:min-height="1.102cm"/>
      <style:paragraph-properties style:writing-mode="lr-tb"/>
    </style:style>
    <style:style style:name="pr20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dddddd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4" style:family="paragraph">
      <style:paragraph-properties fo:margin-left="0cm" fo:margin-right="0cm" fo:margin-top="0.1cm" fo:margin-bottom="0.1cm" fo:line-height="100%" fo:text-align="start" fo:text-indent="0cm"/>
    </style:style>
    <style:style style:name="P5" style:family="paragraph">
      <style:paragraph-properties fo:margin-top="0.1cm" fo:margin-bottom="0.1cm" fo:text-align="start"/>
      <style:text-properties style:font-name="DejaVu Sans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text-properties fo:font-size="20pt" fo:language="ru" fo:country="RU"/>
    </style:style>
    <style:style style:name="P8" style:family="paragraph">
      <style:paragraph-properties fo:margin-left="0.2cm" fo:margin-right="0.2cm" fo:margin-top="0cm" fo:margin-bottom="0cm" fo:text-align="start" fo:text-indent="0.2cm"/>
    </style:style>
    <style:style style:name="P9" style:family="paragraph">
      <loext:graphic-properties draw:fill="solid" draw:fill-color="#ffe994"/>
      <style:paragraph-properties fo:margin-left="0.2cm" fo:margin-right="0.2cm" fo:margin-top="0cm" fo:margin-bottom="0cm" fo:text-align="start" fo:text-indent="0.2cm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.2cm" fo:margin-right="0.2cm" fo:text-indent="0.2cm"/>
    </style:style>
    <style:style style:name="P12" style:family="paragraph">
      <loext:graphic-properties draw:fill="solid" draw:fill-color="#83caff"/>
      <style:paragraph-properties fo:margin-left="0.2cm" fo:margin-right="0.2cm" fo:text-indent="0.2cm"/>
      <style:text-properties fo:font-size="16pt" style:font-size-asian="16pt" style:font-size-complex="1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 draw:fill-color="#d0d0d0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5" style:family="paragraph">
      <loext:graphic-properties draw:fill="solid" draw:fill-color="#dee6ef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6" style:family="paragraph">
      <loext:graphic-properties draw:fill="none"/>
      <style:text-properties fo:font-size="18pt" fo:font-weight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text-properties fo:font-size="16pt" fo:font-weight="bold" style:font-size-asian="16pt" style:font-size-complex="16pt"/>
    </style:style>
    <style:style style:name="P19" style:family="paragraph">
      <loext:graphic-properties draw:fill="none"/>
      <style:text-properties fo:font-weight="bold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dde8cb"/>
      <style:text-properties fo:font-weight="normal" style:font-weight-asian="normal" style:font-weight-complex="normal"/>
    </style:style>
    <style:style style:name="P22" style:family="paragraph">
      <loext:graphic-properties draw:fill="none"/>
      <style:text-properties fo:font-weight="normal" style:font-weight-asian="normal" style:font-weight-complex="normal"/>
    </style:style>
    <style:style style:name="P23" style:family="paragraph">
      <loext:graphic-properties draw:fill="solid" draw:fill-color="#ffe994"/>
      <style:text-properties fo:font-weight="normal" style:font-weight-asian="normal" style:font-weight-complex="normal"/>
    </style:style>
    <style:style style:name="P24" style:family="paragraph">
      <loext:graphic-properties draw:fill="none"/>
      <style:text-properties fo:font-weight="bold" style:font-weight-asian="bold" style:font-weight-complex="bold"/>
    </style:style>
    <style:style style:name="P25" style:family="paragraph">
      <loext:graphic-properties draw:fill="none"/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text-properties fo:font-size="10pt" fo:font-weight="bold" style:font-size-asian="10pt" style:font-size-complex="10pt"/>
    </style:style>
    <style:style style:name="P28" style:family="paragraph">
      <loext:graphic-properties draw:fill="none"/>
      <style:text-properties fo:font-size="11pt" fo:font-weight="bold" style:font-size-asian="11pt" style:font-size-complex="11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31" style:family="paragraph">
      <loext:graphic-properties draw:fill="none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style:font-name="Droid Sans Mono1" fo:font-size="18pt" style:font-size-asian="18pt" style:font-size-complex="18pt"/>
    </style:style>
    <style:style style:name="P34" style:family="paragraph">
      <loext:graphic-properties draw:fill="none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="none"/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/>
      <style:paragraph-properties fo:margin-top="0.42cm" fo:margin-bottom="0.35cm"/>
      <style:text-properties fo:font-size="8pt" fo:font-weight="normal" style:font-size-asian="8pt" style:font-weight-asian="normal" style:font-size-complex="8pt" style:font-weight-complex="normal"/>
    </style:style>
    <style:style style:name="P39" style:family="paragraph">
      <loext:graphic-properties draw:fill="none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1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3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18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3" style:family="text">
      <style:text-properties fo:font-size="18pt" fo:language="ru" fo:country="RU" style:text-underline-style="none" style:font-size-asian="18pt" style:font-size-complex="18pt"/>
    </style:style>
    <style:style style:name="T24" style:family="text">
      <style:text-properties fo:font-size="18pt" fo:language="ru" fo:country="RU" style:font-size-asian="18pt" style:font-size-complex="18pt"/>
    </style:style>
    <style:style style:name="T25" style:family="text">
      <style:text-properties fo:font-size="15pt" fo:language="ru" fo:country="RU" fo:background-color="#ffffd7" style:font-size-asian="15pt" style:font-size-complex="15pt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bold" style:letter-kerning="true" style:font-name-asian="Droid Sans Fallback1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solid" style:text-underline-width="auto" style:text-underline-color="font-color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37" style:family="text">
      <style:text-properties style:font-name="Droid Sans Mono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roid Sans Mono1" fo:font-size="10pt" style:text-underline-style="none" fo:font-weight="normal" style:font-size-asian="10pt" style:font-weight-asian="normal" style:font-size-complex="10pt" style:font-weight-complex="normal"/>
    </style:style>
    <style:style style:name="T41" style:family="text">
      <style:text-properties style:font-name="Droid Sans Mono" fo:font-size="10pt" style:text-underline-style="none" fo:font-weight="normal" style:font-name-asian="Droid Sans Mono" style:font-size-asian="10pt" style:font-weight-asian="normal" style:font-name-complex="Droid Sans Mono" style:font-size-complex="10pt" style:font-weight-complex="normal"/>
    </style:style>
    <style:style style:name="T42" style:family="text">
      <style:text-properties style:font-name="Droid Sans Mono1" fo:font-size="11pt" style:text-underline-style="none" fo:font-weight="normal" style:font-size-asian="11pt" style:font-weight-asian="normal" style:font-size-complex="11pt" style:font-weight-complex="normal"/>
    </style:style>
    <style:style style:name="T43" style:family="text">
      <style:text-properties style:font-name="Droid Sans Mono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4" style:family="text">
      <style:text-properties fo:color="#f10d0c" loext:opacity="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45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46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47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1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1" style:family="text">
      <style:text-properties style:font-name="Droid Sans Mono1" fo:font-size="18pt" style:font-size-asian="18pt" style:font-size-complex="18pt"/>
    </style:style>
    <style:style style:name="T52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3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54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style:text-position="-33% 58%" fo:font-size="16pt" style:font-size-asian="16pt" style:font-size-complex="16pt"/>
    </style:style>
    <style:style style:name="T57" style:family="text">
      <style:text-properties style:text-position="0% 100%" fo:font-size="16pt" style:font-size-asian="16pt" style:font-size-complex="16pt"/>
    </style:style>
    <style:style style:name="T58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59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60" style:family="text">
      <style:text-properties fo:font-size="8pt" fo:font-weight="normal" style:font-size-asian="8pt" style:font-weight-asian="normal" style:font-size-complex="8pt" style:font-weight-complex="normal"/>
    </style:style>
    <style:style style:name="T61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62" style:family="text">
      <style:text-properties style:font-name="Droid Sans Mono1" fo:font-size="14pt" style:font-size-asian="14pt" style:font-size-complex="14pt"/>
    </style:style>
    <style:style style:name="T63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6.331cm" svg:x="1.4cm" svg:y="7.838cm" presentation:class="subtitle" presentation:user-transformed="true">
          <draw:text-box>
            <text:p><text:span text:style-name="T1">Семантическая близость </text:span></text:p>
            <text:p><text:span text:style-name="T1">и модели Word Embeddings</text:span></text:p>
            <text:p><text:span text:style-name="T1"/></text:p>
            <text:p>Евгений Борис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0.788cm" svg:x="1.8cm" svg:y="6cm">
          <draw:text-box>
            <text:p text:style-name="P2"><text:span text:style-name="T2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23cm" svg:y="7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Прагматика (Дискурс)</text:span><text:span text:style-name="T4"> - </text:span><text:span text:style-name="T5">смысловые контексты</text:span></text:p>
              </table:table-cell>
            </table:table-row>
            <table:table-row table:style-name="ro1">
              <table:table-cell table:style-name="ce2">
                <text:p text:style-name="P5"><text:span text:style-name="T6">Семантика </text:span><text:span text:style-name="T5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5"><text:span text:style-name="T8">Синтаксис </text:span><text:span text:style-name="T7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1">
                <text:p text:style-name="P5"><text:span text:style-name="T8">Морфология</text:span><text:span text:style-name="T7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2.4cm" svg:height="1.339cm" svg:x="1.382cm" svg:y="1.932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9" draw:layer="layout" svg:width="14.001cm" svg:height="5.51cm" svg:x="2.999cm" svg:y="5.664cm">
          <draw:text-box>
            <text:p text:style-name="P8"><text:span text:style-name="T2"/></text:p>
            <text:p text:style-name="P8"><text:span text:style-name="T2">Семантика</text:span></text:p>
            <text:p text:style-name="P8"><text:span text:style-name="T2"/></text:p>
            <text:p text:style-name="P8"><text:span text:style-name="T10">- лексическая, отдельные слова</text:span></text:p>
            <text:p text:style-name="P8"><text:span text:style-name="T10"/></text:p>
            <text:p text:style-name="P8"><text:span text:style-name="T10">- композиционная, комбинации слов</text:span></text:p>
            <text:p text:style-name="P8"><text:span text:style-name="T10"/></text:p>
          </draw:text-box>
        </draw:frame>
        <draw:frame presentation:style-name="pr6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2" draw:text-style-name="P12" draw:layer="layout" svg:width="11.41cm" svg:height="3.8cm" svg:x="13cm" svg:y="12.8cm">
          <draw:text-box>
            <text:p text:style-name="P11"><text:span text:style-name="T11">задачи</text:span></text:p>
            <text:p text:style-name="P11"><text:span text:style-name="T12"/></text:p>
            <text:p text:style-name="P11"><text:span text:style-name="T12">- разрешение многозначности </text:span></text:p>
            <text:p text:style-name="P11"><text:span text:style-name="T12"/></text:p>
            <text:p text:style-name="P11"><text:span text:style-name="T12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4" draw:layer="layout" svg:width="13.8cm" svg:height="11.227cm" svg:x="0.8cm" svg:y="3.961cm">
          <draw:text-box>
            <text:p text:style-name="P8"><text:span text:style-name="T11"/></text:p>
            <text:p text:style-name="P8"><text:span text:style-name="T11">Неоднозначности в языке</text:span></text:p>
            <text:p text:style-name="P8"><text:span text:style-name="T13"/></text:p>
            <text:p text:style-name="P8"><text:span text:style-name="T14">омонимия</text:span><text:span text:style-name="T15"> - случайное совпадение слов </text:span></text:p>
            <text:p text:style-name="P8"><text:span text:style-name="T16"/></text:p>
            <text:p text:style-name="P8"><text:span text:style-name="T17"><text:s/></text:span><text:span text:style-name="T17">ключ, лук, замок, печь </text:span></text:p>
            <text:p text:style-name="P8"><text:span text:style-name="T18"/></text:p>
            <text:p text:style-name="P8"><text:span text:style-name="T14">полисемия</text:span><text:span text:style-name="T15"> - несколько связанных значений <text:s/></text:span></text:p>
            <text:p text:style-name="P8"><text:span text:style-name="T19"/></text:p>
            <text:p text:style-name="P8"><text:span text:style-name="T20"><text:s/></text:span><text:span text:style-name="T20">стол </text:span><text:span text:style-name="T21">&lt;организация или объект&gt; </text:span><text:span text:style-name="T20">, </text:span></text:p>
            <text:p text:style-name="P8"><text:span text:style-name="T20">платформа </text:span><text:span text:style-name="T21">&lt;политическая или железнодорожная&gt; </text:span></text:p>
            <text:p text:style-name="P8"><text:span text:style-name="T22"/></text:p>
            <text:p text:style-name="P8"><text:span text:style-name="T22">метонимия</text:span><text:span text:style-name="T23"> - замена смысла</text:span></text:p>
            <text:p text:style-name="P8"><text:span text:style-name="T24"/></text:p>
            <text:p text:style-name="P8"><text:span text:style-name="T20">Целых три тарелки съел</text:span><text:span text:style-name="T25">. </text:span></text:p>
            <text:p text:style-name="P8"><text:span text:style-name="T24"/></text:p>
            <text:p text:style-name="P8"><text:span text:style-name="T24"/></text:p>
          </draw:text-box>
        </draw:frame>
        <draw:frame presentation:style-name="pr8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presentation:style-name="pr9" draw:text-style-name="P15" draw:layer="layout" svg:width="12.4cm" svg:height="13.2cm" svg:x="14.8cm" svg:y="5.8cm">
          <draw:text-box>
            <text:p text:style-name="P8"><text:span text:style-name="T11"/></text:p>
            <text:p text:style-name="P8"><text:span text:style-name="T11">Отношения между словами</text:span></text:p>
            <text:p text:style-name="P8"><text:span text:style-name="T13"/></text:p>
            <text:p text:style-name="P8"><text:span text:style-name="T14">синонимия</text:span><text:span text:style-name="T15"> - общий смысл </text:span></text:p>
            <text:p text:style-name="P8"><text:span text:style-name="T16"/></text:p>
            <text:p text:style-name="P8"><text:span text:style-name="T17"><text:s/></text:span><text:span text:style-name="T17">машина, автомобиль </text:span></text:p>
            <text:p text:style-name="P8"><text:span text:style-name="T18"/></text:p>
            <text:p text:style-name="P8"><text:span text:style-name="T14">антонимия</text:span><text:span text:style-name="T15"> - противоположность </text:span></text:p>
            <text:p text:style-name="P8"><text:span text:style-name="T19"/></text:p>
            <text:p text:style-name="P8"><text:span text:style-name="T20"><text:s/></text:span><text:span text:style-name="T20">большой / маленький, вверх / вниз </text:span></text:p>
            <text:p text:style-name="P8"><text:span text:style-name="T22"/></text:p>
            <text:p text:style-name="P8"><text:span text:style-name="T22">гипонимия</text:span><text:span text:style-name="T23"> - обобщение</text:span></text:p>
            <text:p text:style-name="P8"><text:span text:style-name="T24"/></text:p>
            <text:p text:style-name="P8"><text:span text:style-name="T20">яблоко / фрукт, овчарка / собака</text:span><text:span text:style-name="T25"> </text:span></text:p>
            <text:p text:style-name="P8"><text:span text:style-name="T24"/></text:p>
            <text:p text:style-name="P8"><text:span text:style-name="T22">партономия</text:span><text:span text:style-name="T23"> - часть, вхождение</text:span></text:p>
            <text:p text:style-name="P8"><text:span text:style-name="T24"/></text:p>
            <text:p text:style-name="P8"><text:span text:style-name="T20"><text:s/></text:span><text:span text:style-name="T20">колесо / автомобиль, житель / город </text:span><text:span text:style-name="T25"><text:s/></text:span></text:p>
            <text:p text:style-name="P8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3" draw:text-style-name="P16" draw:layer="layout" svg:width="10.857cm" svg:height="1.484cm" svg:x="11.8cm" svg:y="3.916cm">
          <draw:text-box>
            <text:p><text:span text:style-name="T26"><text:a xlink:href="http://www.serelex.org/" xlink:type="simple">http://www.serelex.org/</text:a></text:span></text:p>
            <text:p><text:span text:style-name="T26"><text:a xlink:href="https://nlpub.ru/Russian_Distributional_Thesaurus" xlink:type="simple">https://nlpub.ru/Russian_Distributional_Thesaurus</text:a></text:span></text:p>
            <text:p><text:span text:style-name="T26"/></text:p>
          </draw:text-box>
        </draw:frame>
        <draw:frame draw:style-name="gr4" draw:text-style-name="P17" draw:layer="layout" svg:width="17.2cm" svg:height="14.538cm" svg:x="4.4cm" svg:y="5.4cm">
          <draw:image xlink:href="Pictures/10000001000003A900000318E950477340CCA41F.png" xlink:type="simple" xlink:show="embed" xlink:actuate="onLoad" draw:mime-type="image/png">
            <text:p/>
          </draw:image>
        </draw:frame>
        <draw:frame draw:style-name="gr5" draw:text-style-name="P18" draw:layer="layout" svg:width="12.2cm" svg:height="0.903cm" svg:x="1cm" svg:y="3.993cm">
          <draw:text-box>
            <text:p><text:span text:style-name="T27">Тезаурус —</text:span><text:span text:style-name="T28"> словарь со связ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19.828cm" svg:height="14.445cm" svg:x="2.8cm" svg:y="4.355cm">
          <draw:image xlink:href="Pictures/10000001000003230000024905E8769680DFE521.png" xlink:type="simple" xlink:show="embed" xlink:actuate="onLoad" draw:mime-type="image/png">
            <text:p/>
          </draw:image>
        </draw:frame>
        <draw:frame draw:style-name="gr6" draw:text-style-name="P19" draw:layer="layout" svg:width="8.657cm" svg:height="0.662cm" svg:x="1.143cm" svg:y="19.4cm">
          <draw:text-box>
            <text:p><text:span text:style-name="T26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7" draw:text-style-name="P21" draw:layer="layout" svg:width="13.4cm" svg:height="4.867cm" svg:x="1.8cm" svg:y="4.4cm">
          <draw:text-box>
            <text:p><text:span text:style-name="T29">Семантическая близость <text:s/>(similarity)</text:span></text:p>
            <text:p><text:span text:style-name="T29"/></text:p>
            <text:p text:style-name="P20"><text:span text:style-name="T30">- автомобиль / мотоцикл</text:span></text:p>
            <text:p text:style-name="P20"><text:span text:style-name="T31"/></text:p>
            <text:p text:style-name="P20"><text:span text:style-name="T29">Семантическая связность (relatedness)</text:span></text:p>
            <text:p><text:span text:style-name="T31"/></text:p>
            <text:p text:style-name="P20"><text:span text:style-name="T30">- автомобиль / бензин</text:span></text:p>
          </draw:text-box>
        </draw:frame>
        <draw:frame draw:style-name="gr8" draw:text-style-name="P22" draw:layer="layout" svg:width="22.6cm" svg:height="2.859cm" svg:x="2.2cm" svg:y="9.941cm">
          <draw:text-box>
            <text:p><text:span text:style-name="T30">будем употреблять термин «</text:span><text:span text:style-name="T32">близость</text:span><text:span text:style-name="T30">» для всех случаев </text:span></text:p>
            <text:p><text:span text:style-name="T30"/></text:p>
            <text:p><text:span text:style-name="T30"/></text:p>
            <text:p><text:span text:style-name="T31"><text:s text:c="3"/></text:span></text:p>
          </draw:text-box>
        </draw:frame>
        <draw:frame draw:style-name="gr9" draw:text-style-name="P23" draw:layer="layout" svg:width="11.4cm" svg:height="4.815cm" svg:x="6.4cm" svg:y="13.6cm">
          <draw:text-box>
            <text:p><text:span text:style-name="T29">Оценка семантической близости</text:span></text:p>
            <text:p><text:span text:style-name="T31"/></text:p>
            <text:p><text:span text:style-name="T31">- использование тезауруса </text:span></text:p>
            <text:p><text:span text:style-name="T31"/></text:p>
            <text:p><text:span text:style-name="T31">- статистические модели (PMI)</text:span></text:p>
            <text:p><text:span text:style-name="T31"/></text:p>
            <text:p text:style-name="P20"><text:span text:style-name="T30">- модели </text:span><text:span text:style-name="T31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10" draw:text-style-name="P24" draw:layer="layout" svg:width="15.8cm" svg:height="5.075cm" svg:x="1.4cm" svg:y="4.325cm">
          <draw:text-box>
            <text:p><text:span text:style-name="T29">Оценка семантической близости по тезаурусу </text:span></text:p>
            <text:p><text:span text:style-name="T29"/></text:p>
            <text:p><text:span text:style-name="T31">оцениваем расстояние по иерархии</text:span></text:p>
            <text:p><text:span text:style-name="T31"/></text:p>
            <text:p><text:span text:style-name="T31">метод Резника (1995)</text:span></text:p>
            <text:p><text:span text:style-name="T31"/></text:p>
            <text:p><text:span text:style-name="T31">метод Лина (1998)</text:span></text:p>
          </draw:text-box>
        </draw:frame>
        <draw:frame draw:style-name="gr4" draw:text-style-name="P17" draw:layer="layout" svg:width="15.292cm" svg:height="9.867cm" svg:x="9.2cm" svg:y="9cm">
          <draw:image xlink:href="Pictures/100000010000035600000227345FA63D334F7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11" draw:text-style-name="P25" draw:layer="layout" svg:width="16.2cm" svg:height="8.371cm" svg:x="1cm" svg:y="4.829cm">
          <draw:text-box>
            <text:p text:style-name="P20"><text:span text:style-name="T33">Статистическая оценка семантической близости </text:span></text:p>
            <text:p text:style-name="P20"><text:span text:style-name="T33"/></text:p>
            <text:p text:style-name="P20"><text:span text:style-name="T34"/></text:p>
            <text:p text:style-name="P20"><text:span text:style-name="T34"/></text:p>
            <text:p text:style-name="P20"><text:span text:style-name="T34">Pointwise Mutual Information (</text:span><text:span text:style-name="T35">PMI)</text:span></text:p>
            <text:p><text:span text:style-name="T36"/></text:p>
            <text:p text:style-name="P20"><text:span text:style-name="T36">оценка совместного использования слов </text:span><text:span text:style-name="T37">u v</text:span></text:p>
            <text:p text:style-name="P20"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7">p(u,v)</text:span><text:span text:style-name="T36"> — частота использования словосочетания</text:span></text:p>
            <text:p><text:span text:style-name="T36"/></text:p>
            <text:p text:style-name="P20"><text:span text:style-name="T38">p(u)</text:span><text:span text:style-name="T39"> и </text:span><text:span text:style-name="T38">p(v)</text:span><text:span text:style-name="T39"> - </text:span><text:span text:style-name="T36">частота использования слов</text:span></text:p>
          </draw:text-box>
        </draw:frame>
        <draw:frame draw:style-name="gr12" draw:text-style-name="P26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7" draw:layer="layout" svg:width="10.801cm" svg:height="3.964cm" svg:x="12.199cm" svg:y="14.036cm">
          <draw:image xlink:href="Pictures/100000010000032100000126083C2545AE0900BC.png" xlink:type="simple" xlink:show="embed" xlink:actuate="onLoad" draw:mime-type="image/png">
            <text:p/>
          </draw:image>
        </draw:frame>
        <draw:frame draw:style-name="gr13" draw:text-style-name="P27" draw:layer="layout" svg:width="13cm" svg:height="1.4cm" svg:x="11cm" svg:y="18.4cm">
          <draw:text-box>
            <text:p><text:span text:style-name="T40">применим матричное разложение к квадратной матрице PMI </text:span></text:p>
            <text:p text:style-name="P20"><text:span text:style-name="T40">для кодирования слов используем матрицу </text:span><text:span text:style-name="T41">Ф</text:span></text:p>
          </draw:text-box>
        </draw:frame>
        <draw:frame draw:style-name="gr4" draw:text-style-name="P17" draw:layer="layout" svg:width="12.044cm" svg:height="2.2cm" svg:x="14.8cm" svg:y="6cm">
          <draw:image xlink:href="Pictures/10000001000002CD00000083F35552380C2CC40E.png" xlink:type="simple" xlink:show="embed" xlink:actuate="onLoad" draw:mime-type="image/png">
            <text:p/>
          </draw:image>
        </draw:frame>
        <draw:frame draw:style-name="gr14" draw:text-style-name="P28" draw:layer="layout" svg:width="8.149cm" svg:height="0.832cm" svg:x="17.695cm" svg:y="8.368cm">
          <draw:text-box>
            <text:p><text:span text:style-name="T42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5" draw:text-style-name="P30" draw:layer="layout" svg:width="21.2cm" svg:height="11.987cm" svg:x="2.4cm" svg:y="5.213cm">
          <draw:text-box>
            <text:p><text:span text:style-name="T43">Оценка близости в семантических пространствах</text:span></text:p>
            <text:p><text:span text:style-name="T29"/></text:p>
            <text:p><text:span text:style-name="T29"/></text:p>
            <text:p><text:span text:style-name="T29">Word Embeddings</text:span><text:span text:style-name="T31"> - кодирование слова по контексту</text:span></text:p>
            <text:p text:style-name="P20"><text:span text:style-name="T31"/></text:p>
            <text:p text:style-name="P20"><text:span text:style-name="T31"/></text:p>
            <text:p text:style-name="P20"><text:span text:style-name="T29">Word2Vec - </text:span><text:span text:style-name="T31">совместно употребляемые в тексте слова</text:span></text:p>
            <text:p text:style-name="P20"><text:span text:style-name="T31"><text:s text:c="5"/></text:span><text:span text:style-name="T31">отображаются в близкие точки пространства</text:span></text:p>
            <text:p text:style-name="P20"><text:span text:style-name="T31"/></text:p>
            <text:p text:style-name="P29"><text:span text:style-name="T31">w2v[king] − w2v[man] + w2v[woman] ≈ w2v[queen]</text:span></text:p>
            <text:p text:style-name="P20"><text:span text:style-name="T31"/></text:p>
            <text:p text:style-name="P20"><text:span text:style-name="T31"/></text:p>
            <text:p text:style-name="P20"><text:span text:style-name="T44">Gensim — реализация на Python</text:span></text:p>
            <text:p text:style-name="P20"><text:span text:style-name="T44"/></text:p>
            <text:p text:style-name="P20"><text:span text:style-name="T44"/></text:p>
            <text:p text:style-name="P6"><text:span text:style-name="T30">построим </text:span><text:span text:style-name="T31">ML-модель и обучим её кодировать слова по контексту</text:span></text:p>
          </draw:text-box>
        </draw:frame>
        <draw:frame presentation:style-name="pr15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6" draw:text-style-name="P31" draw:layer="layout" svg:width="26.2cm" svg:height="11.483cm" svg:x="0.8cm" svg:y="4.2cm">
          <draw:text-box>
            <text:p><text:span text:style-name="T45"/></text:p>
            <text:p text:style-name="P20"><text:span text:style-name="T45">подготовка данных </text:span><text:span text:style-name="T46">Word2Vec — учитываем контекст слов.</text:span></text:p>
            <text:p text:style-name="P20"><text:span text:style-name="T47"/></text:p>
            <text:p text:style-name="P20"><text:span text:style-name="T46">- из текста T собираем словарь W</text:span></text:p>
            <text:p text:style-name="P20"><text:span text:style-name="T46"/></text:p>
            <text:p text:style-name="P20"><text:span text:style-name="T48">- для каждого слова w собираем контекст (</text:span><text:span text:style-name="T46">окрестность)</text:span></text:p>
            <text:p text:style-name="P20"><text:span text:style-name="T46"><text:s text:c="2"/></text:span><text:span text:style-name="T46">т.е. слова удалённые от w не более чем на s позиций в T</text:span></text:p>
            <text:p text:style-name="P20"><text:span text:style-name="T46"/></text:p>
            <text:p text:style-name="P20"><text:span text:style-name="T46">- выполняем унитарное кодирование(one-hot encoding) W</text:span></text:p>
          </draw:text-box>
        </draw:frame>
        <draw:frame draw:style-name="gr17" draw:text-style-name="P17" draw:layer="layout" svg:width="5.2cm" svg:height="2.079cm" svg:x="5.2cm" svg:y="16.921cm">
          <draw:image xlink:href="Pictures/1000000100000050000000202F22F634463489B0.png" xlink:type="simple" xlink:show="embed" xlink:actuate="onLoad" draw:mime-type="image/png">
            <text:p/>
          </draw:image>
        </draw:frame>
        <draw:frame draw:style-name="gr17" draw:text-style-name="P17" draw:layer="layout" svg:width="3.4cm" svg:height="4.055cm" svg:x="14.4cm" svg:y="15.787cm">
          <draw:image xlink:href="Pictures/1000000100000053000000633E32DD54EF5C3D37.png" xlink:type="simple" xlink:show="embed" xlink:actuate="onLoad" draw:mime-type="image/png">
            <text:p/>
          </draw:image>
        </draw:frame>
        <draw:frame presentation:style-name="pr16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8" draw:text-style-name="P31" draw:layer="layout" svg:width="19.8cm" svg:height="12.566cm" svg:x="0.8cm" svg:y="4.2cm">
          <draw:text-box>
            <text:p><text:span text:style-name="T45">нейросеть </text:span><text:span text:style-name="T46">Word2Vec</text:span></text:p>
            <text:p text:style-name="P20"><text:span text:style-name="T46"/></text:p>
            <text:p text:style-name="P20"><text:span text:style-name="T46">размер входного слоя X = размеру словаря W </text:span></text:p>
            <text:p text:style-name="P20"><text:span text:style-name="T48">= размеру </text:span><text:span text:style-name="T46">выходного слоя Y</text:span></text:p>
            <text:p text:style-name="P20"><text:span text:style-name="T46"/></text:p>
            <text:p text:style-name="P20"><text:span text:style-name="T46">скрытый слой H - линейная активация</text:span></text:p>
            <text:p text:style-name="P20"><text:span text:style-name="T46"/></text:p>
            <text:p text:style-name="P20"><text:span text:style-name="T46">выходной слой Y — активация softmax</text:span></text:p>
            <text:p text:style-name="P20"><text:span text:style-name="T46"/></text:p>
            <text:p text:style-name="P20"><text:span text:style-name="T49"><text:s text:c="3"/></text:span><text:span text:style-name="T49">Y=softmax( (</text:span><text:span text:style-name="T50">X⋅Vi)⋅Vo)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17" draw:text-style-name="P17" draw:layer="layout" svg:width="5.166cm" svg:height="8.22cm" svg:x="21.034cm" svg:y="5.98cm">
          <draw:image xlink:href="Pictures/100000010000009F000000FD60963BC90A541AAA.png" xlink:type="simple" xlink:show="embed" xlink:actuate="onLoad" draw:mime-type="image/png">
            <text:p/>
          </draw:image>
        </draw:frame>
        <draw:frame draw:style-name="gr19" draw:text-style-name="P33" draw:layer="layout" svg:width="12cm" svg:height="2.641cm" svg:x="13cm" svg:y="16.766cm">
          <draw:text-box>
            <text:p text:style-name="P32"><text:span text:style-name="T51">конечный результат - матрица внутренних представлений </text:span><text:span text:style-name="T52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34" draw:layer="layout" svg:width="26.4cm" svg:height="8.681cm" svg:x="0.8cm" svg:y="4.6cm">
          <draw:text-box>
            <text:p><text:span text:style-name="T53">обучение сети word2vec </text:span></text:p>
            <text:p><text:span text:style-name="T54"/></text:p>
            <text:p><text:span text:style-name="T54">метод градиентного спуска </text:span></text:p>
            <text:p><text:span text:style-name="T54"><text:s/></text:span></text:p>
            <text:p><text:span text:style-name="T54">одна из двух стратегии</text:span></text:p>
            <text:p text:style-name="P20"><text:span text:style-name="T54"/></text:p>
            <text:p text:style-name="P20"><text:span text:style-name="T54">- Skip-Gram - по слову восстанавливаем контекст.</text:span></text:p>
            <text:p text:style-name="P20"><text:span text:style-name="T54"/></text:p>
            <text:p text:style-name="P20"><text:span text:style-name="T54">- CBOW(Continuous Bag of Words) по контексту восстанавливаем слово</text:span></text:p>
            <text:p text:style-name="P20"><text:span text:style-name="T5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34" draw:layer="layout" svg:width="19.4cm" svg:height="3.623cm" svg:x="0.8cm" svg:y="4.6cm">
          <draw:text-box>
            <text:p><text:span text:style-name="T53">обучение сети word2vec </text:span></text:p>
            <text:p><text:span text:style-name="T54"/></text:p>
            <text:p text:style-name="P20"><text:span text:style-name="T54">- Skip-Gram - по слову восстанавливаем контекст.</text:span></text:p>
            <text:p text:style-name="P20"><text:span text:style-name="T5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8.6cm" svg:height="9.168cm" svg:x="6cm" svg:y="8.632cm">
          <draw:image xlink:href="Pictures/10000001000000F200000102D61B76EC9A0EF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30" draw:layer="layout" svg:width="26.4cm" svg:height="16.4cm" svg:x="0.6cm" svg:y="3.8cm">
          <draw:text-box>
            <text:p><text:span text:style-name="T29">обучение сети word2vec </text:span><text:span text:style-name="T31">- Skip-Gram - по слову восстанавливаем контекст.</text:span></text:p>
            <text:p text:style-name="P20"><text:span text:style-name="T31"/></text:p>
            <text:p text:style-name="P20"><text:span text:style-name="T31">1.на вход сети подаётся код слова P, </text:span></text:p>
            <text:p text:style-name="P20"><text:span text:style-name="T31">вычисляем состояние скрытого слоя H</text:span></text:p>
            <text:p text:style-name="P20"><text:span text:style-name="T31">вычисляем выход сети O</text:span></text:p>
            <text:p text:style-name="P20"><text:span text:style-name="T31"/></text:p>
            <text:p text:style-name="P20"><text:span text:style-name="T31">2. вычисляем значение функции потери </text:span></text:p>
            <text:p text:style-name="P20"><text:span text:style-name="T31"/></text:p>
            <text:p text:style-name="P6"><text:span text:style-name="T31">если значение потери увеличилость</text:span></text:p>
            <text:p text:style-name="P6"><text:span text:style-name="T31">то конец работы</text:span></text:p>
            <text:p text:style-name="P20"><text:span text:style-name="T55"/></text:p>
            <text:p text:style-name="P20"><text:span text:style-name="T55">3. для каждого слова контекста Q</text:span><text:span text:style-name="T56">j</text:span><text:span text:style-name="T55"> и входа P:</text:span></text:p>
            <text:p text:style-name="P20"><text:span text:style-name="T55"/></text:p>
            <text:p text:style-name="P20"><text:span text:style-name="T55"><text:s text:c="8"/></text:span><text:span text:style-name="T55">вычисляем ошибку D на выходе сети O </text:span></text:p>
            <text:p text:style-name="P20"><text:span text:style-name="T55"><text:s text:c="12"/></text:span><text:span text:style-name="T55">и изменение весов сети ΔV</text:span><text:span text:style-name="T56">o</text:span><text:span text:style-name="T55">, ΔV</text:span><text:span text:style-name="T56">i</text:span></text:p>
            <text:p text:style-name="P20"><text:span text:style-name="T55"/></text:p>
            <text:p text:style-name="P20"><text:span text:style-name="T55"/></text:p>
            <text:p text:style-name="P20"><text:span text:style-name="T55">4. вычисляем суммарное изменение </text:span></text:p>
            <text:p text:style-name="P20"><text:span text:style-name="T55">весов сети ΔV</text:span><text:span text:style-name="T56">o</text:span><text:span text:style-name="T55">, ΔV</text:span><text:span text:style-name="T56">i</text:span><text:span text:style-name="T57"> </text:span></text:p>
            <text:p text:style-name="P20"><text:span text:style-name="T57">корректируем веса</text:span></text:p>
            <text:p text:style-name="P20"><text:span text:style-name="T57">и повторяем цикл для другого слова P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4.947cm" svg:height="2.407cm" svg:x="15.4cm" svg:y="12.793cm">
          <draw:image xlink:href="Pictures/10000001000000BB0000005B8AE8FECB7E8D50E9.png" xlink:type="simple" xlink:show="embed" xlink:actuate="onLoad" draw:mime-type="image/png">
            <text:p/>
          </draw:image>
        </draw:frame>
        <draw:frame draw:style-name="gr4" draw:text-style-name="P17" draw:layer="layout" svg:width="4.179cm" svg:height="2.804cm" svg:x="14.021cm" svg:y="16.4cm">
          <draw:image xlink:href="Pictures/100000010000009E0000006A553F9266A0E858CE.png" xlink:type="simple" xlink:show="embed" xlink:actuate="onLoad" draw:mime-type="image/png">
            <text:p/>
          </draw:image>
        </draw:frame>
        <draw:frame draw:style-name="gr4" draw:text-style-name="P17" draw:layer="layout" svg:width="9.842cm" svg:height="1.957cm" svg:x="13.958cm" svg:y="7.843cm">
          <draw:image xlink:href="Pictures/10000001000001740000004A0BC25884C00D41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1" draw:text-style-name="P34" draw:layer="layout" svg:width="26.4cm" svg:height="3.623cm" svg:x="0.8cm" svg:y="4.6cm">
          <draw:text-box>
            <text:p><text:span text:style-name="T53">обучение сети word2vec </text:span></text:p>
            <text:p><text:span text:style-name="T54"/></text:p>
            <text:p text:style-name="P20"><text:span text:style-name="T54">- CBOW(Continuous Bag of Words) по контексту восстанавливаем слово</text:span></text:p>
            <text:p text:style-name="P20"><text:span text:style-name="T5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9.188cm" svg:height="10.183cm" svg:x="7.212cm" svg:y="8.223cm">
          <draw:image xlink:href="Pictures/10000001000000F00000010ACAFC649630717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3" draw:text-style-name="P34" draw:layer="layout" svg:width="26.4cm" svg:height="12.6cm" svg:x="0.8cm" svg:y="5cm">
          <draw:text-box>
            <text:p><text:span text:style-name="T53">обучение сети word2vec -</text:span><text:span text:style-name="T54"> CBOW, по контексту восстанавливаем слово</text:span></text:p>
            <text:p text:style-name="P20"><text:span text:style-name="T54"/></text:p>
            <text:p text:style-name="P20"><text:span text:style-name="T31">1.на вход сети подаётся усреднённое значение контекста Q,</text:span></text:p>
            <text:p text:style-name="P20"><text:span text:style-name="T31">вычисляем состояние скрытого слоя H</text:span></text:p>
            <text:p text:style-name="P20"><text:span text:style-name="T31">вычисляем выход сети O</text:span></text:p>
            <text:p text:style-name="P20"><text:span text:style-name="T31"/></text:p>
            <text:p text:style-name="P20"><text:span text:style-name="T31">2.вычисляем значение функции потери </text:span></text:p>
            <text:p text:style-name="P20"><text:span text:style-name="T31"/></text:p>
            <text:p text:style-name="P6"><text:span text:style-name="T31">если значение потери увеличилось</text:span></text:p>
            <text:p text:style-name="P20"><text:span text:style-name="T31">то конец работы</text:span></text:p>
            <text:p text:style-name="P20"><text:span text:style-name="T31"/></text:p>
            <text:p text:style-name="P20"><text:span text:style-name="T31">3. для каждого слова контекста Qj и кода слова P,</text:span></text:p>
            <text:p text:style-name="P20"><text:span text:style-name="T31">вычисляем ошибку D на выходе сети O </text:span></text:p>
            <text:p text:style-name="P20"><text:span text:style-name="T31">и изменение весов сети ΔVo, ΔVi.</text:span></text:p>
            <text:p text:style-name="P20"><text:span text:style-name="T31"/></text:p>
            <text:p text:style-name="P20"><text:span text:style-name="T58">4. корректируем веса</text:span></text:p>
            <text:p text:style-name="P20"><text:span text:style-name="T58">и повторяем цикл для другого слова P</text:span></text:p>
          </draw:text-box>
        </draw:frame>
        <draw:frame presentation:style-name="pr4" draw:layer="layout" svg:width="22.4cm" svg:height="1.339cm" svg:x="1cm" svg:y="1.861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8.624cm" svg:height="1.163cm" svg:x="13.976cm" svg:y="9.837cm">
          <draw:image xlink:href="Pictures/10000001000001460000002CC2DA5081DC018BEC.png" xlink:type="simple" xlink:show="embed" xlink:actuate="onLoad" draw:mime-type="image/png">
            <text:p/>
          </draw:image>
        </draw:frame>
        <draw:frame draw:style-name="gr4" draw:text-style-name="P17" draw:layer="layout" svg:width="4.338cm" svg:height="1.692cm" svg:x="21.062cm" svg:y="6.308cm">
          <draw:image xlink:href="Pictures/10000001000000A4000000400A14DDD4D7F3E672.png" xlink:type="simple" xlink:show="embed" xlink:actuate="onLoad" draw:mime-type="image/png">
            <text:p/>
          </draw:image>
        </draw:frame>
        <draw:frame draw:style-name="gr4" draw:text-style-name="P17" draw:layer="layout" svg:width="4.1cm" svg:height="1.481cm" svg:x="13.8cm" svg:y="7.719cm">
          <draw:image xlink:href="Pictures/100000010000009B00000038434A93A2EC51C745.png" xlink:type="simple" xlink:show="embed" xlink:actuate="onLoad" draw:mime-type="image/png">
            <text:p/>
          </draw:image>
        </draw:frame>
        <draw:frame draw:style-name="gr4" draw:text-style-name="P17" draw:layer="layout" svg:width="5.846cm" svg:height="2.751cm" svg:x="18.6cm" svg:y="13.449cm">
          <draw:image xlink:href="Pictures/10000001000000DD00000068EB8A5D5D6BFC47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4" draw:text-style-name="P35" draw:layer="layout" svg:width="13.541cm" svg:height="0.582cm" svg:x="1cm" svg:y="19.6cm">
          <draw:text-box>
            <text:p><text:span text:style-name="T59">Радослав Нейчев Прикладное машинное обучение 1. Intro to NLP. Word embeddings</text:span></text:p>
          </draw:text-box>
        </draw:frame>
        <draw:frame draw:style-name="gr25" draw:text-style-name="P36" draw:layer="layout" svg:width="20.8cm" svg:height="1.4cm" svg:x="0.8cm" svg:y="4cm">
          <draw:text-box>
            <text:p><text:span text:style-name="T29">близкие по контексту слова отображаются в близкие точки w2v</text:span></text:p>
          </draw:text-box>
        </draw:frame>
        <draw:frame draw:style-name="gr26" draw:text-style-name="P17" draw:layer="layout" svg:width="12.561cm" svg:height="10.2cm" svg:x="1.4cm" svg:y="5.4cm">
          <draw:image xlink:href="Pictures/1000000100000234000001CA596CA849B5C37713.png" xlink:type="simple" xlink:show="embed" xlink:actuate="onLoad" draw:mime-type="image/png">
            <text:p/>
          </draw:image>
        </draw:frame>
        <draw:frame draw:style-name="gr27" draw:text-style-name="P37" draw:layer="layout" svg:width="12.646cm" svg:height="6.342cm" svg:x="14.2cm" svg:y="12.458cm">
          <draw:image xlink:href="Pictures/100000010000028E0000014879EC0BBE8B628CDC.png" xlink:type="simple" xlink:show="embed" xlink:actuate="onLoad" draw:mime-type="image/png">
            <text:p/>
          </draw:image>
        </draw:frame>
        <draw:frame presentation:style-name="pr17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8" draw:text-style-name="P34" draw:layer="layout" svg:width="19.6cm" svg:height="1.2cm" svg:x="1.2cm" svg:y="4cm">
          <draw:text-box>
            <text:p><text:span text:style-name="T53">взаимное расположение w2v в разных языках схожи</text:span></text:p>
          </draw:text-box>
        </draw:frame>
        <draw:frame draw:style-name="gr29" draw:text-style-name="P38" draw:layer="layout" svg:width="19.506cm" svg:height="0.581cm" svg:x="0.894cm" svg:y="19.619cm">
          <draw:text-box>
            <text:p text:style-name="P32"><text:span text:style-name="T60">Радослав Нейчев Прикладное машинное обучение 2. CNN for texts. Embeddings for different languages</text:span></text:p>
          </draw:text-box>
        </draw:frame>
        <draw:frame draw:style-name="gr27" draw:text-style-name="P37" draw:layer="layout" svg:width="19.658cm" svg:height="12.752cm" svg:x="3.142cm" svg:y="5.648cm">
          <draw:image xlink:href="Pictures/10000001000002E7000001E2815D46DA096D1C9D.png" xlink:type="simple" xlink:show="embed" xlink:actuate="onLoad" draw:mime-type="image/png">
            <text:p/>
          </draw:image>
        </draw:frame>
        <draw:frame presentation:style-name="pr18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0" draw:text-style-name="P34" draw:layer="layout" svg:width="26cm" svg:height="5.41cm" svg:x="1.2cm" svg:y="4.19cm">
          <draw:text-box>
            <text:p><text:span text:style-name="T53">взаимное расположения w2v в разных языках схожи</text:span></text:p>
            <text:p><text:span text:style-name="T53"/></text:p>
            <text:p><text:span text:style-name="T54">зная перевод некоторых слов и на основе этого построив отображение из w2v пространства одного языка в другое,</text:span></text:p>
            <text:p><text:span text:style-name="T54"/></text:p>
            <text:p><text:span text:style-name="T54">мы получаем перевод всех остальных слов на основе контекста</text:span></text:p>
            <text:p><text:span text:style-name="T54"><text:s/></text:span></text:p>
          </draw:text-box>
        </draw:frame>
        <draw:frame draw:style-name="gr29" draw:text-style-name="P38" draw:layer="layout" svg:width="19.506cm" svg:height="0.581cm" svg:x="0.894cm" svg:y="19.619cm">
          <draw:text-box>
            <text:p text:style-name="P32"><text:span text:style-name="T60">Радослав Нейчев Прикладное машинное обучение 2. CNN for texts. Embeddings for different languages</text:span></text:p>
          </draw:text-box>
        </draw:frame>
        <draw:frame presentation:style-name="pr19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27" draw:text-style-name="P37" draw:layer="layout" svg:width="25.505cm" svg:height="5.185cm" svg:x="1.095cm" svg:y="11.2cm">
          <draw:image xlink:href="Pictures/10000001000003C4000000C4FFDD3A92180FF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1" draw:text-style-name="P39" draw:layer="layout" svg:width="25.4cm" svg:height="13.621cm" svg:x="1.2cm" svg:y="5.089cm">
          <draw:text-box>
            <text:p><text:span text:style-name="T61">Литература</text:span></text:p>
            <text:p><text:span text:style-name="T62"/></text:p>
            <text:p text:style-name="P20"><text:span text:style-name="T39">git clone </text:span><text:span text:style-name="T63"><text:a xlink:href="https://github.com/mechanoid5/ml_lectorium" xlink:type="simple">https://github.com/mechanoid5/ml_lectorium</text:a></text:span></text:p>
            <text:p><text:span text:style-name="T63"/></text:p>
            <text:p text:style-name="P20"><text:span text:style-name="T36">Турдаков Д.Ю. </text:span></text:p>
            <text:p text:style-name="P20"><text:span text:style-name="T36">Основы обработки текстов. лекция 9. Лексическая семантика. ИСП РАН, 2017</text:span></text:p>
            <text:p text:style-name="P20"><text:span text:style-name="T36"><text:a xlink:href="https://www.youtube.com/watch?v=IaIgSdJD5nE" xlink:type="simple">https://www.youtube.com/watch?v=IaIgSdJD5nE</text:a></text:span></text:p>
            <text:p text:style-name="P20"><text:span text:style-name="T36"/></text:p>
            <text:p text:style-name="P20"><text:span text:style-name="T36">Tomas Mikolov, Ilya Sutskever, Kai Chen, Greg Corrado, Jeffrey Dean</text:span></text:p>
            <text:p text:style-name="P20"><text:span text:style-name="T36">Distributed Representations of Words and Phrases and their Compositionality </text:span></text:p>
            <text:p text:style-name="P20"><text:span text:style-name="T36"/></text:p>
            <text:p text:style-name="P20"><text:span text:style-name="T36">Радослав Нейчев Прикладное машинное обучение 1.Intro to NLP. Word embeddings - Лекторий ФПМИ</text:span></text:p>
            <text:p text:style-name="P20"><text:span text:style-name="T36"><text:a xlink:href="https://www.youtube.com/watch?v=aZ5se_SW81c" xlink:type="simple">https://www.youtube.com/watch?v=aZ5se_SW81c</text:a></text:span></text:p>
            <text:p text:style-name="P20"><text:span text:style-name="T36"/></text:p>
            <text:p text:style-name="P20"><text:span text:style-name="T36">Евгений Борисов <text:s text:c="2"/>О методе кодирования слов word2vec.</text:span></text:p>
            <text:p text:style-name="P20"><text:span text:style-name="T36"><text:a xlink:href="http://mechanoid.su/ml-w2v.html" xlink:type="simple">http://mechanoid.su/ml-w2v.html</text:a></text:span></text:p>
            <text:p text:style-name="P20"><text:span text:style-name="T36"/></text:p>
            <text:p text:style-name="P20"><text:span text:style-name="T36">Kuzma Khrabrov</text:span></text:p>
            <text:p text:style-name="P20"><text:span text:style-name="T36">Применение сиамских нейросетей в поиске.</text:span></text:p>
            <text:p text:style-name="P20"><text:span text:style-name="T36"><text:a xlink:href="https://habr.com/ru/company/mailru/blog/468075/" xlink:type="simple">https://habr.com/ru/company/mailru/blog/468075/</text:a></text:span></text:p>
            <text:p text:style-name="P20"><text:span text:style-name="T36"/></text:p>
          </draw:text-box>
        </draw:frame>
        <draw:frame presentation:style-name="pr20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Mono" svg:font-family="'Droid Sans Mono'" style:font-family-generic="swiss"/>
    <style:font-face style:name="Droid Sans Mono1" svg:font-family="'Droid Sans Mono'" style:font-family-generic="swiss" style:font-pitch="fixed"/>
    <style:font-face style:name="Droid Sans Mono2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23T15:22:53.481782370</dc:date>
    <meta:editing-duration>P3DT16H7M33S</meta:editing-duration>
    <meta:editing-cycles>929</meta:editing-cycles>
    <meta:generator>LibreOffice/7.5.3.2$Linux_X86_64 LibreOffice_project/50$Build-2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